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2" style:family="paragraph" style:parent-style-name="Text_20_body" style:list-style-name="L2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3" style:family="paragraph" style:parent-style-name="Text_20_body" style:list-style-name="L3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4" style:family="paragraph" style:parent-style-name="Text_20_body" style:list-style-name="L4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5" style:family="paragraph" style:parent-style-name="Text_20_body">
      <style:paragraph-properties fo:margin-left="0in" fo:margin-right="0in" style:line-height-at-least="0.2291in" fo:widows="1" fo:text-indent="0in" style:auto-text-indent="false"/>
    </style:style>
    <style:style style:name="P6" style:family="paragraph" style:parent-style-name="Text_20_body">
      <style:paragraph-properties fo:margin-left="0in" fo:margin-right="0in" style:line-height-at-least="0.2291in" fo:widows="1" fo:text-indent="0in" style:auto-text-indent="false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7" style:family="paragraph" style:parent-style-name="Text_20_body" style:list-style-name="L1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8" style:family="paragraph" style:parent-style-name="Text_20_body" style:list-style-name="L2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9" style:family="paragraph" style:parent-style-name="Heading_20_4">
      <style:paragraph-properties fo:margin-left="0in" fo:margin-right="0in" style:line-height-at-least="0.2291in" fo:widows="1" fo:text-indent="0in" style:auto-text-indent="false"/>
      <style:text-properties fo:font-variant="normal" fo:text-transform="none" fo:color="#000000" style:font-name="Helvetica Neue" fo:font-size="11.25pt" fo:letter-spacing="normal" fo:font-style="normal"/>
    </style:style>
    <style:style style:name="P10" style:family="paragraph" style:parent-style-name="Heading_20_3">
      <style:text-properties fo:font-variant="normal" fo:text-transform="none" fo:color="#000000" style:font-name="Helvetica Neue" fo:letter-spacing="normal" fo:font-style="normal"/>
    </style:style>
    <style:style style:name="P11" style:family="paragraph" style:parent-style-name="Heading_20_3">
      <style:paragraph-properties fo:margin-left="0in" fo:margin-right="0in" fo:widows="1" fo:text-indent="0in" style:auto-text-indent="false"/>
      <style:text-properties fo:font-variant="normal" fo:text-transform="none" fo:color="#000000" style:font-name="Helvetica Neue" fo:letter-spacing="normal" fo:font-style="normal"/>
    </style:style>
    <style:style style:name="T1" style:family="text">
      <style:text-properties fo:font-weight="bol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3">BALANCED SEARCH TREES</text:h>
      <text:p text:style-name="P5"/>
      <text:p text:style-name="P6"><text:span text:style-name="T1">2-3 trees</text:span>. Understand how to search and insert. Understand why insertion technique leads to perfect balance and symmetric order.</text:p>
      <text:p text:style-name="P6"><text:span text:style-name="T1">Terminology</text:span>. Symmetric order. Perfect balance.</text:p>
      <text:p text:style-name="P6"><text:span text:style-name="T1">Performance of 2-3 trees</text:span>. Tree height is between log_3 N and log_2 N. All paths are of the same height.</text:p>
      <text:p text:style-name="P6"><text:span text:style-name="T1">1-1 correspondence between LLRBs and 2-3 trees</text:span>. Understand how to map a 2-3 tree to an LLRB and vice versa.</text:p>
      <text:p text:style-name="P6"><text:span text:style-name="T1">LLRBs</text:span>. BST such that no node has two red links touching it; perfect black balance; red links lean left.</text:p>
      <text:p text:style-name="P6"><text:span text:style-name="T1">LLRB get</text:span>. Exactly the same as regular BST get.</text:p>
      <text:p text:style-name="P6"><text:span text:style-name="T1">Storing color</text:span>. A node's color is the same as the edge connecting that node to its parent.</text:p>
      <text:p text:style-name="P6"><text:span text:style-name="T1">LLRB insert</text:span>. Insert as usual, then apply rotations recursively as follows, working upwards from the new node.</text:p>
      <text:list xml:id="list4994987769844530482" text:style-name="L1">
        <text:list-item>
          <text:p text:style-name="P7">Case 3: A parent node has a black left child and a red right child, so rotate the parent left. The former right child is now the boss. Reminder: null links are considered black for the purposes of deciding cases.</text:p>
        </text:list-item>
        <text:list-item>
          <text:p text:style-name="P7">Case 2: A grandparent node has a red left child whose left child is also red. Rotate this grandparent right (so that one in the middle is now the boss).</text:p>
        </text:list-item>
        <text:list-item>
          <text:p text:style-name="P1">Case 1: A parent node has two red children. Flip colors.</text:p>
        </text:list-item>
      </text:list>
      <text:p text:style-name="P6">Conveniently, we can always apply case 3, case 2, then case 1 to every node in a tree, and we can guarantee that the entire tree will be an LLRB.</text:p>
      <text:p text:style-name="P6"><text:span text:style-name="T1">LLRB performance</text:span>. Perfect black balance ensures worst case performance for get and insert is ~ 2 log_2 N.</text:p>
      <text:h text:style-name="P11" text:outline-level="3">Recommended Problems</text:h>
      <text:h text:style-name="P9" text:outline-level="4">C level</text:h>
      <text:list xml:id="list3952639701162702653" text:style-name="L2">
        <text:list-item>
          <text:p text:style-name="P8">Given an LLRB, is there exactly one corresponding 2-3 tree? Given a 2-3 tree, is the exactly one corresponding LLRB?</text:p>
        </text:list-item>
        <text:list-item>
          <text:p text:style-name="P8">Draw a 2-3 tree with all 3 nodes. Why is the height log3(N)?</text:p>
        </text:list-item>
        <text:list-item>
          <text:p text:style-name="P8">How many compares does it take in the worst case to decide whether to take the left, middle, or right link from a 3 node?</text:p>
        </text:list-item>
        <text:list-item>
          <text:p text:style-name="P2">Fall 2010 Midterm, #4. Fall 2011 Midterm, #6. Spring 2012 Midterm, #5. Spring 2013 Midterm, #2. Fall 2008 Midterm, #6. Fall 2009 Midterm, #4.</text:p>
        </text:list-item>
      </text:list>
      <text:h text:style-name="P9" text:outline-level="4"><text:soft-page-break/>B level</text:h>
      <text:list xml:id="list7440120229414543465" text:style-name="L3">
        <text:list-item>
          <text:p text:style-name="P3">For a 2-3 tree of height h, what is the best case number of compares to find a key? The worst case?</text:p>
        </text:list-item>
      </text:list>
      <text:h text:style-name="P9" text:outline-level="4">A level</text:h>
      <text:list xml:id="list2050905782292999706" text:style-name="L4">
        <text:list-item>
          <text:p text:style-name="P4">Show that in the worst case, we need to perform order log N LLRB operations (rotation and color flipping) after an insert (not as hard as it might seem). Give an example of a tree which requires log N LLRB operations after a single insert (also not so hard)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S</meta:editing-duration>
    <meta:editing-cycles>3</meta:editing-cycles>
    <meta:generator>LibreOffice/4.3.5.2$Windows_x86 LibreOffice_project/3a87456aaa6a95c63eea1c1b3201acedf0751bd5</meta:generator>
    <dc:date>2015-01-20T14:31:58.702000000</dc:date>
    <meta:document-statistic meta:table-count="0" meta:image-count="0" meta:object-count="0" meta:page-count="2" meta:paragraph-count="24" meta:word-count="428" meta:character-count="2276" meta:non-whitespace-character-count="1881"/>
    <meta:user-defined meta:name="Info 1"/>
    <meta:user-defined meta:name="Info 2"/>
    <meta:user-defined meta:name="Info 3"/>
    <meta:user-defined meta:name="Info 4"/>
  </office:meta>
</office:document-meta>
</file>